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55fb"/>
    </style:style>
    <style:style style:name="P2" style:family="paragraph" style:parent-style-name="Preformatted_20_Text">
      <style:text-properties officeooo:paragraph-rsid="001540a0"/>
    </style:style>
    <style:style style:name="P3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.0972in" loext:contextual-spacing="false" fo:orphans="2" fo:widows="2" fo:text-indent="0in" style:auto-text-indent="false" fo:background-color="#eeeeee" fo:padding="0.0209in" fo:border="0.06pt solid #888888"/>
      <style:text-properties fo:font-variant="normal" fo:text-transform="none" style:font-name="monospace" fo:letter-spacing="normal" fo:font-style="normal" fo:font-weight="normal"/>
    </style:style>
    <style:style style:name="P4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.0972in" loext:contextual-spacing="false" fo:orphans="2" fo:widows="2" fo:text-indent="0in" style:auto-text-indent="false" fo:background-color="#eeeeee" fo:padding="0.0209in" fo:border="0.06pt solid #888888"/>
      <style:text-properties fo:font-variant="normal" fo:text-transform="none" fo:color="#000000" style:font-name="monospace" fo:letter-spacing="normal" fo:font-style="normal" fo:font-weight="normal"/>
    </style:style>
    <style:style style:name="P5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.0972in" loext:contextual-spacing="false" fo:orphans="2" fo:widows="2" fo:text-indent="0in" style:auto-text-indent="false" fo:background-color="#eeeeee" fo:padding="0.0209in" fo:border="0.06pt solid #888888"/>
    </style:style>
    <style:style style:name="P6" style:family="paragraph" style:parent-style-name="Text_20_body">
      <style:text-properties officeooo:rsid="0014960e" officeooo:paragraph-rsid="0014960e"/>
    </style:style>
    <style:style style:name="P7" style:family="paragraph" style:parent-style-name="Text_20_body">
      <style:text-properties officeooo:rsid="001540a0" officeooo:paragraph-rsid="001540a0"/>
    </style:style>
    <style:style style:name="P8" style:family="paragraph" style:parent-style-name="Text_20_body">
      <style:text-properties officeooo:rsid="00167be6" officeooo:paragraph-rsid="00167be6"/>
    </style:style>
    <style:style style:name="P9" style:family="paragraph" style:parent-style-name="Text_20_body">
      <style:text-properties officeooo:rsid="0023cd5b" officeooo:paragraph-rsid="0023cd5b"/>
    </style:style>
    <style:style style:name="P10" style:family="paragraph" style:parent-style-name="Text_20_body" style:list-style-name="L1">
      <style:text-properties officeooo:rsid="0023cd5b" officeooo:paragraph-rsid="0023cd5b"/>
    </style:style>
    <style:style style:name="P11" style:family="paragraph" style:parent-style-name="Text_20_body">
      <style:text-properties officeooo:paragraph-rsid="002e0b6d"/>
    </style:style>
    <style:style style:name="T1" style:family="text">
      <style:text-properties officeooo:rsid="001155fb"/>
    </style:style>
    <style:style style:name="T2" style:family="text">
      <style:text-properties officeooo:rsid="00117a80"/>
    </style:style>
    <style:style style:name="T3" style:family="text">
      <style:text-properties fo:color="#000000"/>
    </style:style>
    <style:style style:name="T4" style:family="text">
      <style:text-properties fo:color="#000000" style:font-name="Liberation Mono" fo:font-size="10pt" officeooo:rsid="001540a0" style:font-name-asian="Noto Sans Mono CJK SC" style:font-size-asian="10pt" style:font-name-complex="Liberation Mono" style:font-size-complex="10pt"/>
    </style:style>
    <style:style style:name="T5" style:family="text">
      <style:text-properties fo:color="#666600"/>
    </style:style>
    <style:style style:name="T6" style:family="text">
      <style:text-properties fo:color="#008800"/>
    </style:style>
    <style:style style:name="T7" style:family="text">
      <style:text-properties fo:font-variant="normal" fo:text-transform="none" fo:color="#000000" style:font-name="monospace" fo:letter-spacing="normal" fo:font-style="normal" fo:font-weight="normal"/>
    </style:style>
    <style:style style:name="T8" style:family="text">
      <style:text-properties fo:font-variant="normal" fo:text-transform="none" fo:color="#666600" style:font-name="monospace" fo:letter-spacing="normal" fo:font-style="normal" fo:font-weight="normal"/>
    </style:style>
    <style:style style:name="T9" style:family="text">
      <style:text-properties fo:font-variant="normal" fo:text-transform="none" fo:color="#008800" style:font-name="monospace" fo:letter-spacing="normal" fo:font-style="normal" fo:font-weight="normal"/>
    </style:style>
    <style:style style:name="T10" style:family="text">
      <style:text-properties fo:font-variant="normal" fo:text-transform="none" fo:color="#008800" style:font-name="monospace" fo:font-size="10pt" fo:letter-spacing="normal" fo:font-style="normal" fo:font-weight="normal" officeooo:rsid="0012d449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style:font-name="monospace" fo:letter-spacing="normal" fo:font-style="normal" fo:font-weight="normal"/>
    </style:style>
    <style:style style:name="T12" style:family="text">
      <style:text-properties fo:color="#000088"/>
    </style:style>
    <style:style style:name="T13" style:family="text">
      <style:text-properties officeooo:rsid="001ba642"/>
    </style:style>
    <style:style style:name="T14" style:family="text">
      <style:text-properties officeooo:rsid="001c63ef"/>
    </style:style>
    <style:style style:name="T15" style:family="text">
      <style:text-properties officeooo:rsid="002a106c"/>
    </style:style>
    <style:style style:name="T16" style:family="text">
      <style:text-properties officeooo:rsid="002e0b6d"/>
    </style:style>
    <style:style style:name="T17" style:family="text">
      <style:text-properties officeooo:rsid="002e98d9"/>
    </style:style>
    <style:style style:name="T18" style:family="text">
      <style:text-properties officeooo:rsid="0037de33"/>
    </style:style>
    <style:style style:name="T19" style:family="text">
      <style:text-properties officeooo:rsid="003e37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Flask Basic </text:span><text:span text:style-name="T18">for Mapss project understanding</text:span></text:h>
      <text:h text:style-name="Heading_20_2" text:outline-level="2">WSGI:</text:h>
      <text:p text:style-name="Text_20_body"><text:span text:style-name="T1">D</text:span>escribes how a web server communicates with web applications, and how web applications can be chained together to process one request.</text:p>
      <text:h text:style-name="Heading_20_2" text:outline-level="2">Werkzeug</text:h>
      <text:p text:style-name="Text_20_body">The URL rules of Flask are based on Werkzeug’s routing module. This ensures that the URLs formed are unique and based on precedents laid down by Apache.</text:p>
      <text:h text:style-name="Heading_20_2" text:outline-level="2">Jinja2</text:h>
      <text:p text:style-name="Text_20_body">Jinja2 is a popular templating engine for Python. A web templating system combines a template with a certain data source to render dynamic web pages.</text:p>
      <text:h text:style-name="Heading_20_2" text:outline-level="2">Routing <text:span text:style-name="T2">and route parameters</text:span></text:h>
      <text:h text:style-name="Heading_20_2" text:outline-level="2">URL Building</text:h>
      <text:p text:style-name="P6">Redirect incoming request to other URL</text:p>
      <text:p text:style-name="P5"><text:span text:style-name="T7">redirect</text:span><text:span text:style-name="T8">(</text:span><text:span text:style-name="T7">url_for</text:span><text:span text:style-name="T8">(</text:span><text:span text:style-name="T9">'</text:span><text:span text:style-name="T10">func_name</text:span><text:span text:style-name="T9">'</text:span><text:span text:style-name="T8">))</text:span></text:p>
      <text:h text:style-name="Heading_20_2" text:outline-level="2">Templates</text:h>
      <text:p text:style-name="P7">Jinja2</text:p>
      <text:p text:style-name="P2"><text:span text:style-name="T12">return</text:span><text:span text:style-name="T3"> render_template</text:span><text:span text:style-name="T5">(‘</text:span><text:span text:style-name="T4">index</text:span><text:span text:style-name="T5">.</text:span><text:span text:style-name="T3">html</text:span><text:span text:style-name="T5">’)</text:span></text:p>
      <text:p text:style-name="P8">{{ variable }}</text:p>
      <text:p text:style-name="P8">{{% loops and conditions %}}</text:p>
      <text:h text:style-name="Heading_20_2" text:outline-level="2">Static Files</text:h>
      <text:p text:style-name="Text_20_body">A special endpoint ‘static’ is used to generate URL for static files. <text:span text:style-name="T13">Under </text:span><text:span text:style-name="T14">\</text:span><text:span text:style-name="T13">static directory</text:span></text:p>
      <text:h text:style-name="Heading_20_2" text:outline-level="2">Request Object</text:h>
      <text:p text:style-name="P9">Data sent to the server should be import in following form:</text:p>
      <text:list xml:id="list2136501912" text:style-name="L1">
        <text:list-item>
          <text:p text:style-name="P10">Form</text:p>
        </text:list-item>
        <text:list-item>
          <text:p text:style-name="P10">args</text:p>
        </text:list-item>
        <text:list-item>
          <text:p text:style-name="P10">Cookies</text:p>
        </text:list-item>
        <text:list-item>
          <text:p text:style-name="P10">files</text:p>
        </text:list-item>
        <text:list-item>
          <text:p text:style-name="P10">method</text:p>
        </text:list-item>
      </text:list>
      <text:h text:style-name="Heading_20_2" text:outline-level="2"><text:soft-page-break/>Cookies</text:h>
      <text:p text:style-name="Text_20_body">set_cookie</text:p>
      <text:p text:style-name="Text_20_body">request.cookies.get('<text:span text:style-name="T15">cookie_name</text:span>')</text:p>
      <text:h text:style-name="Heading_20_2" text:outline-level="2">Sessions</text:h>
      <text:p text:style-name="Text_20_body">app.secret_key = 'any random string'</text:p>
      <text:p text:style-name="P11"><text:span text:style-name="T16">Set Sessions: </text:span><text:span text:style-name="T17">s</text:span><text:span text:style-name="T11">ession[‘username’] = ’admin’</text:span></text:p>
      <text:p text:style-name="P11"><text:span text:style-name="T16">Remove Sessions: </text:span><text:span text:style-name="T11">session.pop('username', None)</text:span></text:p>
      <text:h text:style-name="Heading_20_2" text:outline-level="2">Message Flashing</text:h>
      <text:p text:style-name="Text_20_body">Flashing system of Flask framework makes it possible to create a message in one view and render it in a view function called next.</text:p>
      <text:p text:style-name="P4">get_flashed_messages<text:span text:style-name="T19">()</text:span></text:p>
      <text:p text:style-name="P3"><text:span text:style-name="T3">flash</text:span><text:span text:style-name="T5">(</text:span><text:span text:style-name="T6">'You were successfully logged in'</text:span><text:span text:style-name="T5">)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7:12:01.650744533</meta:creation-date>
    <meta:generator>LibreOffice/6.4.2.2$Linux_X86_64 LibreOffice_project/40$Build-2</meta:generator>
    <dc:date>2020-06-01T19:50:27.509799084</dc:date>
    <meta:editing-duration>PT2H17M29S</meta:editing-duration>
    <meta:editing-cycles>21</meta:editing-cycles>
    <meta:document-statistic meta:table-count="0" meta:image-count="0" meta:object-count="0" meta:page-count="2" meta:paragraph-count="36" meta:word-count="197" meta:character-count="1300" meta:non-whitespace-character-count="1144"/>
  </office:meta>
</office:document-meta>
</file>